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Bahnschrift1" svg:font-family="Bahnschrift" style:font-adornments="Ligera" style:font-family-generic="swiss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" svg:font-family="'Noto Sans'" style:font-family-generic="roman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family-generic="system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family-generic="swiss" style:font-pitch="variable"/>
    <style:font-face style:name="Source Sans Pro Light2" svg:font-family="'Source Sans Pro Light'" style:font-adornments="Ligera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729fc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subtitle">
      <style:graphic-properties draw:fill-color="#729fcf" draw:auto-grow-height="true" fo:min-height="9.261cm"/>
      <style:paragraph-properties style:writing-mode="lr-tb"/>
    </style:style>
    <style:style style:name="pr2" style:family="presentation" style:parent-style-name="Midnightblue1-title">
      <style:graphic-properties draw:fill-color="#ffffff" draw:auto-grow-height="true" fo:min-height="1.997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2-title">
      <style:graphic-properties fo:min-height="5.75cm"/>
      <style:paragraph-properties style:writing-mode="lr-tb"/>
    </style:style>
    <style:style style:name="pr8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Midnightblue-title">
      <style:graphic-properties fo:min-height="4.501cm"/>
      <style:paragraph-properties style:writing-mode="lr-tb"/>
    </style:style>
    <style:style style:name="pr10" style:family="presentation" style:parent-style-name="Midnightblue-outline1">
      <style:graphic-properties fo:min-height="4.501cm"/>
      <style:paragraph-properties style:writing-mode="lr-tb"/>
    </style:style>
    <style:style style:name="pr11" style:family="presentation" style:parent-style-name="Midnightblue2-title">
      <style:graphic-properties fo:min-height="1.998cm"/>
      <style:paragraph-properties style:writing-mode="lr-tb"/>
    </style:style>
    <style:style style:name="pr12" style:family="presentation" style:parent-style-name="Midnightblue2-outline1">
      <style:graphic-properties fo:min-height="10.501cm"/>
      <style:paragraph-properties style:writing-mode="lr-tb"/>
    </style:style>
    <style:style style:name="P1" style:family="paragraph">
      <style:text-properties fo:color="#ffffff" loext:opacity="100%"/>
    </style:style>
    <style:style style:name="P2" style:family="paragraph">
      <loext:graphic-properties draw:fill-color="#729fcf"/>
      <style:paragraph-properties style:writing-mode="lr-tb"/>
      <style:text-properties fo:color="#ffffff" loext:opacity="100%" style:font-name="Bahnschrift" fo:font-size="36pt"/>
    </style:style>
    <style:style style:name="P3" style:family="paragraph">
      <style:paragraph-properties fo:text-align="start"/>
      <style:text-properties fo:color="#ffffff" loext:opacity="100%" fo:font-size="60pt" style:font-size-asian="60pt" style:font-size-complex="60pt"/>
    </style:style>
    <style:style style:name="P4" style:family="paragraph">
      <loext:graphic-properties draw:fill-color="#ffffff"/>
      <style:paragraph-properties fo:text-align="start" style:writing-mode="lr-tb"/>
      <style:text-properties fo:color="#ffffff" loext:opacity="100%" style:font-name="Bahnschrift" fo:font-size="60pt" fo:background-color="transparent" style:font-size-asian="60pt" style:font-size-complex="60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text-properties fo:font-size="32pt" style:font-size-asian="32pt" style:font-name-complex="Arial" style:font-size-complex="32pt"/>
    </style:style>
    <style:style style:name="P8" style:family="paragraph">
      <style:paragraph-properties style:writing-mode="lr-tb"/>
      <style:text-properties fo:font-size="32pt" style:font-size-asian="32pt" style:font-size-complex="32pt"/>
    </style:style>
    <style:style style:name="P9" style:family="paragraph">
      <loext:graphic-properties draw:fill-color="#ffffff"/>
    </style:style>
    <style:style style:name="P10" style:family="paragraph">
      <style:text-properties fo:font-size="32pt" style:font-size-asian="32pt" style:font-size-complex="32pt"/>
    </style:style>
    <style:style style:name="T1" style:family="text">
      <style:text-properties fo:color="#ffffff" loext:opacity="100%" style:font-name="Bahnschrift" fo:font-size="36pt"/>
    </style:style>
    <style:style style:name="T2" style:family="text">
      <style:text-properties fo:color="#ffffff" loext:opacity="100%" style:font-name="Bahnschrift" fo:font-size="60pt" fo:background-color="transparent" style:font-size-asian="60pt" style:font-size-complex="60pt"/>
    </style:style>
    <style:style style:name="T3" style:family="text">
      <style:text-properties style:text-underline-style="none"/>
    </style:style>
    <style:style style:name="T4" style:family="text">
      <style:text-properties style:font-name="Arial" fo:font-size="32pt" style:font-name-asian="NSimSun" style:font-size-asian="32pt" style:font-name-complex="Arial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19">
        <office:forms form:automatic-focus="false" form:apply-design-mode="false"/>
        <draw:frame presentation:style-name="pr1" draw:text-style-name="P2" draw:layer="layout" svg:width="26cm" svg:height="9.261cm" svg:x="1cm" svg:y="7.875cm" presentation:class="subtitle">
          <draw:text-box>
            <text:p xml:id="id2" text:id="id2" text:style-name="P1"><text:span text:style-name="T1">The pool’s revolution</text:span></text:p>
          </draw:text-box>
        </draw:frame>
        <draw:frame presentation:style-name="pr2" draw:text-style-name="P4" draw:layer="layout" svg:width="26cm" svg:height="3.176cm" svg:x="1cm" svg:y="7.286cm" presentation:class="title">
          <draw:text-box>
            <text:p xml:id="id1" text:id="id1" text:style-name="P3"><text:span text:style-name="T2">SHOPOO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1" anim:sub-item="text" smil:attributeName="visibility" smil:to="visible"/>
                  <anim:animate smil:dur="1s" smil:fill="hold" smil:targetElement="id1" anim:sub-item="text" smil:attributeName="width" smil:values="0;width" smil:keyTimes="0;1"/>
                  <anim:animate smil:dur="1s" smil:fill="hold" smil:targetElement="id1" anim:sub-item="text" smil:attributeName="height" smil:values="0;height" smil:keyTimes="0;1"/>
                  <anim:animate smil:dur="1s" smil:fill="hold" smil:targetElement="id1" anim:sub-item="text" smil:attributeName="x" smil:values="0;1" smil:keyTimes="0;1" anim:formula="x+(cos(-2*pi*(1-$))*-x-sin(-2*pi*(1-$))*(1-y))*(1-$)"/>
                  <anim:animate smil:dur="1s" smil:fill="hold" smil:targetElement="id1" anim:sub-item="text" smil:attributeName="y" smil:values="0;1" smil:keyTimes="0;1" anim:formula="y+(sin(-2*pi*(1-$))*-x+cos(-2*pi*(1-$))*(1-y))*(1-$)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2" anim:sub-item="text" smil:attributeName="visibility" smil:to="visible"/>
                  <anim:animate smil:dur="1s" smil:fill="hold" smil:targetElement="id2" anim:sub-item="text" smil:attributeName="width" smil:values="0;width" smil:keyTimes="0;1"/>
                  <anim:animate smil:dur="1s" smil:fill="hold" smil:targetElement="id2" anim:sub-item="text" smil:attributeName="height" smil:values="0;height" smil:keyTimes="0;1"/>
                  <anim:animate smil:dur="1s" smil:fill="hold" smil:targetElement="id2" anim:sub-item="text" smil:attributeName="x" smil:values="0;1" smil:keyTimes="0;1" anim:formula="x+(cos(-2*pi*(1-$))*-x-sin(-2*pi*(1-$))*(1-y))*(1-$)"/>
                  <anim:animate smil:dur="1s" smil:fill="hold" smil:targetElement="id2" anim:sub-item="text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6" draw:layer="layout" svg:width="26cm" svg:height="2cm" svg:x="1cm" svg:y="0.627cm" presentation:class="title" presentation:user-transformed="true">
          <draw:text-box>
            <text:p>PRODUCT</text:p>
          </draw:text-box>
        </draw:frame>
        <draw:frame presentation:style-name="pr5" draw:text-style-name="P6" draw:layer="layout" svg:width="26cm" svg:height="10.5cm" svg:x="1cm" svg:y="3.92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 xml:id="id3" text:id="id3">Online store model for the sale of products related to swimming pools.</text:p>
                <text:p/>
              </text:list-item>
              <text:list-item>
                <text:p xml:id="id4" text:id="id4">Minimalist and clean.</text:p>
                <text:p/>
              </text:list-item>
              <text:list-item>
                <text:p xml:id="id5" text:id="id5"><text:span text:style-name="T3">Your pool and its exterior look as you have always dreamed of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2" presentation:presentation-page-layout-name="AL2T1">
        <office:forms form:automatic-focus="false" form:apply-design-mode="false"/>
        <draw:frame presentation:style-name="pr7" draw:text-style-name="P8" draw:layer="layout" svg:width="13cm" svg:height="4.5cm" svg:x="7.5cm" svg:y="4cm" presentation:class="title" presentation:user-transformed="true">
          <draw:text-box>
            <text:p xml:id="id6" text:id="id6" text:style-name="P7"><text:span text:style-name="T4">Completely focused on the clien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text-only="true" presentation:node-type="on-click" presentation:preset-class="entrance" presentation:preset-id="ooo-entrance-whip">
                  <anim:set smil:begin="0s" smil:dur="0.0005s" smil:fill="hold" smil:targetElement="id6" anim:sub-item="text" smil:attributeName="visibility" smil:to="visible"/>
                  <anim:animate smil:dur="0.25s" smil:fill="hold" smil:targetElement="id6" anim:sub-item="text" smil:attributeName="x" smil:values="x;x+.1;x" smil:keyTimes="0;0.5;1"/>
                  <anim:animate smil:dur="0.25s" smil:fill="hold" smil:targetElement="id6" anim:sub-item="text" smil:attributeName="y" smil:values="y;y" smil:keyTimes="0;1"/>
                  <anim:animate smil:dur="0.25s" smil:fill="hold" smil:targetElement="id6" anim:sub-item="text" smil:attributeName="height" smil:values="height/10;height+.01;height" smil:keyTimes="0;0.5;1"/>
                  <anim:animate smil:dur="0.25s" smil:fill="hold" smil:targetElement="id6" anim:sub-item="text" smil:attributeName="width" smil:values="width/10;width+.01;width" smil:keyTimes="0;0.5;1"/>
                  <anim:transitionFilter smil:dur="0.25s" smil:targetElement="id6" anim:sub-item="text" smil:keySplines="0,0;0.5,1;1,1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9" draw:layer="layout" svg:width="26cm" svg:height="1.997cm" svg:x="1cm" svg:y="0.627cm" presentation:class="title">
          <draw:text-box>
            <text:p>PAIN (+ GAIN)</text:p>
          </draw:text-box>
        </draw:frame>
        <draw:frame presentation:style-name="pr10" draw:layer="layout" svg:width="26cm" svg:height="10.5cm" svg:x="1cm" svg:y="3.92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 xml:id="id7" text:id="id7">Fast, easy and intuitive. </text:p>
                <text:p/>
              </text:list-item>
              <text:list-item>
                <text:p xml:id="id8" text:id="id8">In just a few clicks you can reach all the sites.</text:p>
                <text:p/>
              </text:list-item>
              <text:list-item>
                <text:p xml:id="id9" text:id="id9">Comfort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2" presentation:presentation-page-layout-name="AL2T1">
        <office:forms form:automatic-focus="false" form:apply-design-mode="false"/>
        <draw:frame presentation:style-name="pr11" draw:text-style-name="P10" draw:layer="layout" svg:width="13cm" svg:height="4.5cm" svg:x="7.5cm" svg:y="4.125cm" presentation:class="title">
          <draw:text-box>
            <text:p xml:id="id10" text:id="id10" text:style-name="P7"><text:span text:style-name="T4">Unique</text:span></text:p>
          </draw:text-box>
        </draw:frame>
        <draw:frame presentation:style-name="pr12" draw:layer="layout" svg:width="17.5cm" svg:height="4.5cm" svg:x="9.5cm" svg:y="9cm" presentation:class="outline" presentation:placeholder="true">
          <draw:text-box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text-only="true" presentation:node-type="on-click" presentation:preset-class="entrance" presentation:preset-id="ooo-entrance-whip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x;x+.1;x" smil:keyTimes="0;0.5;1"/>
                  <anim:animate smil:dur="0.5s" smil:fill="hold" smil:targetElement="id10" anim:sub-item="text" smil:attributeName="y" smil:values="y;y" smil:keyTimes="0;1"/>
                  <anim:animate smil:dur="0.5s" smil:fill="hold" smil:targetElement="id10" anim:sub-item="text" smil:attributeName="height" smil:values="height/10;height+.01;height" smil:keyTimes="0;0.5;1"/>
                  <anim:animate smil:dur="0.5s" smil:fill="hold" smil:targetElement="id10" anim:sub-item="text" smil:attributeName="width" smil:values="width/10;width+.01;width" smil:keyTimes="0;0.5;1"/>
                  <anim:transitionFilter smil:dur="0.5s" smil:targetElement="id10" anim:sub-item="text" smil:keySplines="0,0;0.5,1;1,1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9" draw:layer="layout" svg:width="26cm" svg:height="1.997cm" svg:x="1cm" svg:y="0.627cm" presentation:class="title">
          <draw:text-box>
            <text:p>UNIQUE</text:p>
          </draw:text-box>
        </draw:frame>
        <draw:frame presentation:style-name="pr10" draw:layer="layout" svg:width="26cm" svg:height="10.5cm" svg:x="1cm" svg:y="3.92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 xml:id="id11" text:id="id11">Design and usability.</text:p>
                <text:p/>
              </text:list-item>
              <text:list-item>
                <text:p xml:id="id12" text:id="id12">Quality and diversity.</text:p>
                <text:p/>
              </text:list-item>
              <text:list-item>
                <text:p xml:id="id13" text:id="id13">Experience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Bahnschrift1" svg:font-family="Bahnschrift" style:font-adornments="Ligera" style:font-family-generic="swiss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" svg:font-family="'Noto Sans'" style:font-family-generic="roman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family-generic="system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family-generic="swiss" style:font-pitch="variable"/>
    <style:font-face style:name="Source Sans Pro Light2" svg:font-family="'Source Sans Pro Light'" style:font-adornments="Ligera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Normal" style:family="graphic">
      <style:paragraph-properties style:text-autospace="none" style:writing-mode="lr-tb"/>
      <style:text-properties fo:font-size="12pt" fo:language="es" fo:country="ES" style:font-size-asian="12pt" style:language-asian="zh" style:country-asian="CN" style:font-size-complex="12pt" style:language-complex="hi" style:country-complex="IN"/>
    </style:style>
    <style:style style:name="Cuerpo_20_de_20_texto" style:display-name="Cuerpo de texto" style:family="graphic">
      <style:paragraph-properties fo:margin-top="0cm" fo:margin-bottom="0.88cm" fo:line-height="115%" style:text-autospace="none"/>
    </style:style>
    <style:style style:name="Texto_20_preformateado" style:display-name="Texto preformateado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NSimSun" style:font-family-asian="NSimSun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5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5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5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5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  <style:text-properties fo:font-size="15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5cm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5cm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5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5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  <style:text-properties fo:font-size="15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5cm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5cm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5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5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family-generic="system" style:font-pitch="variable" fo:font-size="26.2000007629395pt" fo:font-style="normal" fo:text-shadow="none" style:text-underline-style="none" fo:font-weight="normal" style:letter-kerning="true" style:font-size-asian="26.2000007629395pt" style:font-style-asian="normal" style:font-weight-asian="normal" style:font-size-complex="26.2000007629395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draw:background-size="border" draw:fill="none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gr9" style:family="graphic" style:parent-style-name="standard">
      <style:graphic-properties fo:min-height="0cm" fo:min-width="0cm" draw:shadow-offset-y="-0.05cm"/>
    </style:style>
    <style:style style:name="Mgr10" style:family="graphic" style:parent-style-name="standard">
      <style:graphic-properties draw:stroke="none" draw:fill="none" draw:fill-color="#ffffff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14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5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  <style:text-properties fo:font-size="18pt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loext:graphic-properties draw:fill="none"/>
      <style:paragraph-properties fo:text-align="center" style:writing-mode="lr-tb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P21" style:family="paragraph">
      <style:paragraph-properties style:writing-mode="lr-tb"/>
    </style:style>
    <style:style style:name="MP22" style:family="paragraph">
      <style:paragraph-properties fo:text-align="end" style:writing-mode="lr-tb"/>
    </style:style>
    <style:style style:name="MP23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/>
    </style:style>
    <style:style style:name="MT3" style:family="text">
      <style:text-properties style:use-window-font-color="true" loext:opacity="0%" fo:font-size="14pt" style:font-size-asian="14pt" style:font-size-complex="14pt"/>
    </style:style>
    <style:style style:name="MT4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span text:style-name="MT2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3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3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3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3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15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4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4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4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4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15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4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4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4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4"><text:page-number>&lt;número&gt;</text:page-number></text:span></text:p>
          </draw:text-box>
        </draw:frame>
      </presentation:notes>
    </style:master-page>
    <style:master-page style:name="Vivid" style:page-layout-name="PM1" draw:style-name="Mdp3">
      <office:forms form:automatic-focus="false" form:apply-design-mode="false"/>
      <draw:custom-shape draw:style-name="Mgr9" draw:text-style-name="MP20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3" draw:text-style-name="MP21" draw:layer="backgroundobjects" svg:width="6.5cm" svg:height="1.25cm" svg:x="1.25cm" svg:y="14.25cm" presentation:class="date-time">
        <draw:text-box>
          <text:p text:style-name="MP21"><presentation:date-time/><text:s/></text:p>
        </draw:text-box>
      </draw:frame>
      <draw:frame presentation:style-name="Mpr13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3" draw:text-style-name="MP22" draw:layer="backgroundobjects" svg:width="6.5cm" svg:height="1.25cm" svg:x="20cm" svg:y="14.25cm" presentation:class="page-number">
        <draw:text-box>
          <text:p text:style-name="MP22"><text:page-number>&lt;número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draw:style-name="Mgr10" draw:text-style-name="MP23" draw:layer="backgroundobjects" svg:width="25cm" svg:height="9.135cm" svg:x="1.25cm" svg:y="10.75cm">
        <draw:text-box>
          <text:p/>
        </draw:text-box>
      </draw:frame>
      <draw:frame presentation:style-name="Vivid-outline1" draw:layer="backgroundobjects" svg:width="25.199cm" svg:height="9.134cm" svg:x="1.4cm" svg:y="3.685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14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4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5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5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0-21T11:03:17.475000000</meta:creation-date>
    <meta:editing-duration>PT44M17S</meta:editing-duration>
    <meta:editing-cycles>3</meta:editing-cycles>
    <meta:generator>LibreOffice/7.2.1.2$Windows_X86_64 LibreOffice_project/87b77fad49947c1441b67c559c339af8f3517e22</meta:generator>
    <dc:title>Midnightblue</dc:title>
    <dc:date>2021-10-26T22:34:48.105000000</dc:date>
    <meta:document-statistic meta:object-count="86"/>
  </office:meta>
</office:document-meta>
</file>